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104in" style:rel-column-width="19520*"/>
    </style:style>
    <style:style style:name="Table1.B" style:family="table-column">
      <style:table-column-properties style:column-width="4.941in" style:rel-column-width="34318*"/>
    </style:style>
    <style:style style:name="Table1.C" style:family="table-column">
      <style:table-column-properties style:column-width="0.2424in" style:rel-column-width="1683*"/>
    </style:style>
    <style:style style:name="Table1.D" style:family="table-column">
      <style:table-column-properties style:column-width="1.4417in" style:rel-column-width="10014*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3153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text-properties officeooo:paragraph-rsid="000437c6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22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sakim" style:font-size-complex="14pt" style:language-complex="he" style:country-complex="IL" style:font-style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ehama" style:font-size-complex="14pt" style:language-complex="he" style:country-complex="IL" style:font-style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achlaot" style:font-size-complex="14pt" style:language-complex="he" style:country-complex="IL" style:font-style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Comix No2 CLM" style:font-size-complex="14pt" style:language-complex="he" style:country-complex="IL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Paskol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 style:language-complex="he" style:country-complex="IL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fo:font-weight="bold" officeooo:rsid="003df3dc" officeooo:paragraph-rsid="000437c6" style:font-size-asian="12pt" style:font-style-asian="normal" style:font-weight-asian="bold" style:font-name-complex="Refoyl" style:font-size-complex="12pt" style:language-complex="he" style:country-complex="IL" style:font-style-complex="normal" style:font-weight-complex="bold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Dragon" style:font-size-complex="18pt" style:language-complex="he" style:country-complex="IL" style:font-style-complex="normal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3pt" officeooo:rsid="003df3dc" officeooo:paragraph-rsid="000437c6" style:font-size-asian="13pt" style:font-name-complex="Miri" style:font-size-complex="13pt" style:language-complex="he" style:country-complex="IL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0437c6" style:font-size-asian="12pt" style:font-weight-asian="bold" style:font-name-complex="Hebrew Samaritan" style:font-size-complex="12pt" style:font-weight-complex="bold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dfb41" style:font-size-asian="14pt" style:font-name-complex="Amatica SC" style:font-size-complex="14pt"/>
    </style:style>
    <style:style style:name="P81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8668c" style:language-complex="he" style:country-complex="IL"/>
    </style:style>
    <style:style style:name="T2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3" style:family="text">
      <style:text-properties officeooo:rsid="00277b71"/>
    </style:style>
    <style:style style:name="T4" style:family="text">
      <style:text-properties fo:font-style="normal" officeooo:rsid="003df3dc" style:font-style-asian="normal" style:font-style-complex="normal"/>
    </style:style>
    <style:style style:name="T5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6" style:family="text">
      <style:text-properties fo:font-style="normal" officeooo:rsid="003df3dc" style:font-style-asian="normal" style:font-name-complex="Journal CLM" style:font-style-complex="normal"/>
    </style:style>
    <style:style style:name="T7" style:family="text">
      <style:text-properties officeooo:rsid="003df3dc"/>
    </style:style>
    <style:style style:name="T8" style:family="text">
      <style:text-properties officeooo:rsid="0018668c"/>
    </style:style>
    <style:style style:name="T9" style:family="text">
      <style:text-properties style:font-name-complex="Hebrew SoferStam Ashkenaz" style:language-complex="he" style:country-complex="IL"/>
    </style:style>
    <style:style style:name="T10" style:family="text">
      <style:text-properties style:font-name-complex="Journal CLM"/>
    </style:style>
    <style:style style:name="T11" style:family="text">
      <style:text-properties officeooo:rsid="00017e83" fo:background-color="transparent" loext:char-shading-value="0"/>
    </style:style>
    <style:style style:name="T12" style:family="text">
      <style:text-properties officeooo:rsid="001bff44" fo:background-color="transparent" loext:char-shading-value="0"/>
    </style:style>
    <style:style style:name="T13" style:family="text">
      <style:text-properties officeooo:rsid="000437c6" fo:background-color="transparent" loext:char-shading-value="0"/>
    </style:style>
    <style:style style:name="T14" style:family="text">
      <style:text-properties officeooo:rsid="001ecdc3"/>
    </style:style>
    <style:style style:name="T15" style:family="text">
      <style:text-properties style:font-name-complex="Hebrew Paleo Qumran"/>
    </style:style>
    <style:style style:name="T16" style:family="text">
      <style:text-properties officeooo:rsid="00054c21" style:font-name-complex="Hebrew Paleo Qumran"/>
    </style:style>
    <style:style style:name="T17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8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9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20" style:family="text">
      <style:text-properties style:font-name="Hebrew Paleo Gezer" fo:font-style="normal" officeooo:rsid="003df3dc" style:font-style-asian="normal" style:language-complex="he" style:country-complex="IL" style:font-style-complex="normal"/>
    </style:style>
    <style:style style:name="T21" style:family="text">
      <style:text-properties officeooo:rsid="0007de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<text:span text:style-name="T2">Fonts </text:span><text:span text:style-name="T11">not</text:span><text:span text:style-name="T2"> supporting </text:span><text:span text:style-name="T11">Hebrew Diacritic positioning, </text:span><text:span text:style-name="T13">continued</text:span><text:span text:style-name="T12"> (</text:span><text:span text:style-name="T11">default </text:span><text:span text:style-name="T12">14pt)</text:span></text:p>
          </table:table-cell>
          <table:table-cell table:style-name="Table1.B1" office:value-type="string">
            <text:p text:style-name="P27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4">Drugulin CLM <text:span text:style-name="T3">(Italic, 16pt)</text:span>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2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5">Drugulin CLM 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2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Linux Biolinum/Libertine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4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erif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5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0">Carmela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44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4">Carmelit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45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4">Felix007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4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ans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46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5">OSP_Le-Patin-Helvete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5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Pfennig</text:p>
          </table:table-cell>
        </table:table-row>
        <table:table-row>
          <table:table-cell table:style-name="Table1.A2" table:number-columns-spanned="2" office:value-type="string">
            <text:p text:style-name="P51"><text:span text:style-name="T4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am Mono CLM</text:p>
          </table:table-cell>
        </table:table-row>
        <table:table-row>
          <table:table-cell table:style-name="Table1.A2" table:number-columns-spanned="2" office:value-type="string">
            <text:p text:style-name="P52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Mono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53"><text:span text:style-name="T4">דג סקרן שט בים מאוכזב ולפתע מצא חברה</text:span> 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1">Aharoni CLM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61">דג סקרן שט בים מאוכזב ולפתע מצא חברה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1">Horev CLM <text:span text:style-name="T7">(24pt)</text:span>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77"><text:span text:style-name="T17">דג סקרן שט בים מאוכזב ולפתע מצא חברה</text:span> 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Noot</text:p>
          </table:table-cell>
        </table:table-row>
        <table:table-row>
          <table:table-cell table:style-name="Table1.A2" table:number-columns-spanned="2" office:value-type="string">
            <text:p text:style-name="P30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gdal HaEmeq</text:p>
          </table:table-cell>
        </table:table-row>
        <table:table-row>
          <table:table-cell table:style-name="Table1.A2" table:number-columns-spanned="2" office:value-type="string">
            <text:p text:style-name="P47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0">Looks Like S'pht</text:p>
          </table:table-cell>
        </table:table-row>
        <table:table-row>
          <table:table-cell table:style-name="Table1.A2" table:number-columns-spanned="2" office:value-type="string">
            <text:p text:style-name="P42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">Stop Motion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3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tro Perspective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4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Paskol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3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sakim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3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ehama</text:p>
          </table:table-cell>
        </table:table-row>
        <table:table-row>
          <table:table-cell table:style-name="Table1.A2" table:number-columns-spanned="2" office:value-type="string">
            <text:p text:style-name="P36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an CLM</text:p>
          </table:table-cell>
        </table:table-row>
        <table:table-row>
          <table:table-cell table:style-name="Table1.A2" table:number-columns-spanned="2" office:value-type="string">
            <text:p text:style-name="P37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9">Trashim CLM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3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Comix No2 CLM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7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Dragon <text:span text:style-name="T7">(18pt)</text:span></text:p>
          </table:table-cell>
        </table:table-row>
        <table:table-row>
          <table:table-cell table:style-name="Table1.A2" table:number-columns-spanned="2" office:value-type="string">
            <text:p text:style-name="P74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 <text:span text:style-name="T1">(13pt)</text:span></text:p>
          </table:table-cell>
        </table:table-row>
        <table:table-row>
          <table:table-cell table:style-name="Table1.A2" table:number-columns-spanned="2" office:value-type="string">
            <text:p text:style-name="P39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Tnua Libre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55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Ellinia CLM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4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Yehuda CLM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56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Hillel CLM</text:p>
          </table:table-cell>
        </table:table-row>
        <table:table-row>
          <table:table-cell table:style-name="Table1.A2" table:number-columns-spanned="2" office:value-type="string">
            <text:p text:style-name="P41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ladia CLM</text:p>
          </table:table-cell>
        </table:table-row>
        <table:table-row>
          <table:table-cell table:style-name="Table1.A2" table:number-columns-spanned="2" office:value-type="string">
            <text:p text:style-name="P57"><text:span text:style-name="T5">דג סקרן שט בים מאוכזב ולפתע מצא חברה</text:span><text:span text:style-name="T9"> </text:span>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Ozrad CLM</text:p>
          </table:table-cell>
        </table:table-row>
        <table:table-row>
          <table:table-cell table:style-name="Table1.A2" table:number-columns-spanned="2" office:value-type="string">
            <text:p text:style-name="P77"><text:span text:style-name="T19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Ptil <text:span text:style-name="T21">Wide</text:span>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58"><text:span text:style-name="T6">דג סקרן שט בים מאוכזב ולפתע מצא חברה</text:span><text:span text:style-name="T10"> </text:span>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Journal CLM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77"><text:span text:style-name="T18">דג סקרן שט בים מאוכזב ולפתע מצא חברה</text:span> 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Ptil Narrow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80"><text:span text:style-name="T20">דג סקרן שט בים מאוכזב ולפתע מצא חברה</text:span>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82">Amatica SC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3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achlaot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5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Ktav-Yad CLM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6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8">Ellinoa CLM (Italics)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6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foyl <text:span text:style-name="T8">(12 pt)</text:span>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B2" office:value-type="string">
            <text:p text:style-name="P3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nka CLM <text:span text:style-name="T8">(13pt)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8"><text:span text:style-name="T15">Samaritan and ancient </text:span><text:span text:style-name="T16">Semitic</text:span><text:span text:style-name="T15"> scripts</text:span></text:p>
          </table:table-cell>
          <table:table-cell table:style-name="Table2.B1" office:value-type="string">
            <text:p text:style-name="P72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4">Hebrew Square Samaritan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7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Qumran <text:s/><text:span text:style-name="T14">(11pt)</text:span>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6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Siloam 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7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Lakhish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7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Gezer 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6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Mesha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6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Imperial Yeb 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6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Early Bar-Raqib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6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VIIBCE 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6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hoenician Ahiram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6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roto Canaanite <text:span text:style-name="T14">12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9:20.835000000</meta:creation-date>
    <dc:date>2017-05-05T15:13:22.063000000</dc:date>
    <meta:editing-duration>PT1H2M25S</meta:editing-duration>
    <meta:editing-cycles>13</meta:editing-cycles>
    <meta:generator>LibreOffice/5.3.2.2$Windows_X86_64 LibreOffice_project/6cd4f1ef626f15116896b1d8e1398b56da0d0ee1</meta:generator>
    <meta:print-date>2016-04-08T14:03:36.672000000</meta:print-date>
    <meta:document-statistic meta:table-count="2" meta:image-count="0" meta:object-count="0" meta:page-count="2" meta:paragraph-count="108" meta:word-count="539" meta:character-count="2648" meta:non-whitespace-character-count="2202"/>
  </office:meta>
</office:document-meta>
</file>